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1da" officeooo:paragraph-rsid="00332b08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5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6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2091da" officeooo:paragraph-rsid="002091da"/>
    </style:style>
    <style:style style:name="P8" style:family="paragraph" style:parent-style-name="Table_20_Contents">
      <style:text-properties officeooo:rsid="001552ed" officeooo:paragraph-rsid="000ae139"/>
    </style:style>
    <style:style style:name="P9" style:family="paragraph" style:parent-style-name="Table_20_Contents">
      <style:text-properties officeooo:rsid="0023c411" officeooo:paragraph-rsid="000ae139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32b08" officeooo:paragraph-rsid="00332b0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32b08" officeooo:paragraph-rsid="00332b08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3e3dd" officeooo:paragraph-rsid="0033e3d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32b08" officeooo:paragraph-rsid="00332b0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2784c2" officeooo:paragraph-rsid="00332b08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3e95d" officeooo:paragraph-rsid="0033e3d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3e95d" officeooo:paragraph-rsid="0033e95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5b1ba" officeooo:paragraph-rsid="0035b1b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6d949" officeooo:paragraph-rsid="0036d94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3064b5" officeooo:paragraph-rsid="0036d94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style="normal" style:text-underline-style="none" fo:font-weight="normal" officeooo:rsid="0033e3dd" officeooo:paragraph-rsid="00332b08" style:font-style-asian="normal" style:font-weight-asian="normal" style:font-style-complex="normal" style:font-weight-complex="normal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officeooo:rsid="00332b08"/>
    </style:style>
    <style:style style:name="T5" style:family="text">
      <style:text-properties officeooo:rsid="0033e3dd"/>
    </style:style>
    <style:style style:name="T6" style:family="text">
      <style:text-properties fo:font-weight="normal" officeooo:rsid="0033e3dd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3e3dd" style:font-weight-asian="normal" style:font-weight-complex="normal"/>
    </style:style>
    <style:style style:name="T8" style:family="text">
      <style:text-properties style:text-underline-style="none" fo:font-weight="normal" officeooo:rsid="0033e3dd" style:font-weight-asian="normal" style:font-weight-complex="normal"/>
    </style:style>
    <style:style style:name="T9" style:family="text">
      <style:text-properties officeooo:rsid="0033e9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3">I</text:span>nterviewer Notes:</text:p>
      <text:p text:style-name="P5"/>
      <text:p text:style-name="P6">- Ask, describe <text:span text:style-name="T4">the MVC pattern.</text:span></text:p>
      <text:p text:style-name="P13"><text:tab/>It is a pattern for implementing user interfaces.</text:p>
      <text:p text:style-name="P13"><text:tab/></text:p>
      <text:p text:style-name="P13"><text:tab/>The model is the data. </text:p>
      <text:p text:style-name="P13"><text:tab/>The view presents the model to the user.</text:p>
      <text:p text:style-name="P13"><text:tab/>The controller updates the model’s state.</text:p>
      <text:p text:style-name="P13"/>
      <text:p text:style-name="P12">- Ask, what are the benefits <text:span text:style-name="T9">of an MVC pattern?</text:span></text:p>
      <text:p text:style-name="P15"><text:tab/>- Basically the principle of “separation of responsibilities”.<text:tab/> Each part has a clear purpose.</text:p>
      <text:p text:style-name="P16"><text:tab/>- The pieces can change independently of one another, which increases future maintainability.</text:p>
      <text:p text:style-name="P16"><text:tab/>- Developers can work on pieces independently of on another, increased productivity.</text:p>
      <text:p text:style-name="P16"><text:tab/>- Code reuse is more feasible.</text:p>
      <text:p text:style-name="P11"/>
      <text:p text:style-name="P11">- Ask, <text:span text:style-name="T5">how does AJAX fit into the MVC pattern?</text:span></text:p>
      <text:p text:style-name="P10"><text:span text:style-name="T6">The candidate should at least mention that the </text:span><text:span text:style-name="T7">controller</text:span><text:span text:style-name="T6"> </text:span><text:span text:style-name="T8">is the piece responsible for making calls via AJAX to retrieve data which updates the model.</text:span></text:p>
      <text:p text:style-name="P20"/>
      <text:p text:style-name="P17"/>
      <text:p text:style-name="P18">Next Steps:</text:p>
      <text:p text:style-name="P19"><text:tab/>Other Design: Patterns: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332b08"/>
    </style:style>
    <style:style style:name="MP2" style:family="paragraph" style:parent-style-name="Standard">
      <style:text-properties officeooo:rsid="002784c2" officeooo:paragraph-rsid="00332b08"/>
    </style:style>
    <style:style style:name="MP3" style:family="paragraph" style:parent-style-name="Table_20_Contents">
      <style:text-properties officeooo:rsid="002091da" officeooo:paragraph-rsid="002091da"/>
    </style:style>
    <style:style style:name="MP4" style:family="paragraph" style:parent-style-name="Table_20_Contents">
      <style:text-properties officeooo:rsid="001552ed" officeooo:paragraph-rsid="000ae139"/>
    </style:style>
    <style:style style:name="MP5" style:family="paragraph" style:parent-style-name="Table_20_Contents">
      <style:text-properties officeooo:rsid="0023c411" officeooo:paragraph-rsid="000ae139"/>
    </style:style>
    <style:style style:name="MP6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</text:span></text:p>
              <text:p text:style-name="MP2">Model View Controller</text:p>
            </table:table-cell>
            <table:table-cell table:style-name="Table3.A1" office:value-type="string">
              <text:p text:style-name="MP3">Design / <text:span text:style-name="MT2">Patterns</text:span></text:p>
            </table:table-cell>
            <table:table-cell table:style-name="Table3.A1" office:value-type="string">
              <text:p text:style-name="MP4">Easy</text:p>
            </table:table-cell>
            <table:table-cell table:style-name="Table3.A1" office:value-type="string">
              <text:p text:style-name="MP5">Page <text:page-number text:select-page="current">1</text:page-number> of <text:page-count>1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1T16:30:36.121000000</dc:date>
    <meta:editing-duration>PT5H38M7S</meta:editing-duration>
    <meta:editing-cycles>16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1" meta:word-count="145" meta:character-count="878" meta:non-whitespace-character-count="737"/>
  </office:meta>
</office:document-meta>
</file>